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1bd6" officeooo:paragraph-rsid="00021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co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5T02:33:11.533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1.8.1$Windows_X86_64 LibreOffice_project/e1f30c802c3269a1d052614453f260e49458c82c</meta:generator>
  </office:meta>
</office:document-meta>
</file>